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c vs rs" table:style-name="ta1">
        <table:shapes>
          <draw:frame draw:z-index="0" draw:style-name="gr1" draw:text-style-name="P1" svg:width="6.2988in" svg:height="3.5429in" svg:x="5.3295in" svg:y="0in">
            <draw:object draw:notify-on-update-of-ranges="'cc vs rs'.A3:'cc vs rs'.A5 'cc vs rs'.B2:'cc vs rs'.B2 'cc vs rs'.B3:'cc vs rs'.B5 'cc vs rs'.C2:'cc vs rs'.C2 'cc vs rs'.C3:'cc vs rs'.C5 'cc vs rs'.D2:'cc vs rs'.D2 'cc vs rs'.D3:'cc vs rs'.D5 'cc vs rs'.E2:'cc vs rs'.E2 'cc vs rs'.E3:'cc vs rs'.E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3406in" svg:y="3.9417in">
            <draw:object draw:notify-on-update-of-ranges="'cc vs rs'.A26:'cc vs rs'.A31 'cc vs rs'.B25:'cc vs rs'.B25 'cc vs rs'.B26:'cc vs rs'.B31 'cc vs rs'.C25:'cc vs rs'.C25 'cc vs rs'.C26:'cc vs rs'.C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5.3295in" svg:y="8.1496in">
            <draw:object draw:notify-on-update-of-ranges="'cc vs rs'.A51:'cc vs rs'.A56 'cc vs rs'.B50:'cc vs rs'.B50 'cc vs rs'.B51:'cc vs rs'.B56 'cc vs rs'.C50:'cc vs rs'.C50 'cc vs rs'.C51:'cc vs rs'.C56 'cc vs rs'.D50:'cc vs rs'.D50 'cc vs rs'.D51:'cc vs rs'.D56 'cc vs rs'.E50:'cc vs rs'.E50 'cc vs rs'.E51:'cc vs rs'.E5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2.4339in" svg:y="0.011in">
            <draw:object draw:notify-on-update-of-ranges="'cc vs rs'.A8:'cc vs rs'.A10 'cc vs rs'.B7:'cc vs rs'.B7 'cc vs rs'.B8:'cc vs rs'.B10 'cc vs rs'.C7:'cc vs rs'.C7 'cc vs rs'.C8:'cc vs rs'.C10 'cc vs rs'.D7:'cc vs rs'.D7 'cc vs rs'.D8:'cc vs rs'.D10 'cc vs rs'.E7:'cc vs rs'.E7 'cc vs rs'.E8:'cc vs rs'.E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9.5449in" svg:y="0.011in">
            <draw:object draw:notify-on-update-of-ranges="'cc vs rs'.A13:'cc vs rs'.A15 'cc vs rs'.B12:'cc vs rs'.B12 'cc vs rs'.B13:'cc vs rs'.B15 'cc vs rs'.C12:'cc vs rs'.C12 'cc vs rs'.C13:'cc vs rs'.C15 'cc vs rs'.D12:'cc vs rs'.D12 'cc vs rs'.D13:'cc vs rs'.D15 'cc vs rs'.E12:'cc vs rs'.E12 'cc vs rs'.E13:'cc vs rs'.E1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2.422in" svg:y="3.9492in">
            <draw:object draw:notify-on-update-of-ranges="'cc vs rs'.A34:'cc vs rs'.A39 'cc vs rs'.B33:'cc vs rs'.B33 'cc vs rs'.B34:'cc vs rs'.B39 'cc vs rs'.C33:'cc vs rs'.C33 'cc vs rs'.C34:'cc vs rs'.C3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9.5559in" svg:y="3.9378in">
            <draw:object draw:notify-on-update-of-ranges="'cc vs rs'.A42:'cc vs rs'.A47 'cc vs rs'.B41:'cc vs rs'.B41 'cc vs rs'.B42:'cc vs rs'.B47 'cc vs rs'.C41:'cc vs rs'.C41 'cc vs rs'.C42:'cc vs rs'.C4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12.4563in" svg:y="8.1331in">
            <draw:object draw:notify-on-update-of-ranges="'cc vs rs'.A60:'cc vs rs'.A65 'cc vs rs'.B58:'cc vs rs'.B59 'cc vs rs'.B60:'cc vs rs'.B65 'cc vs rs'.C58:'cc vs rs'.C59 'cc vs rs'.C60:'cc vs rs'.C65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544">
            <text:p>204.544</text:p>
          </table:table-cell>
          <table:table-cell office:value-type="float" office:value="201.865">
            <text:p>201.865</text:p>
          </table:table-cell>
          <table:table-cell office:value-type="float" office:value="155.505">
            <text:p>155.505</text:p>
          </table:table-cell>
          <table:table-cell office:value-type="float" office:value="151.827">
            <text:p>151.827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1.382">
            <text:p>281.382</text:p>
          </table:table-cell>
          <table:table-cell office:value-type="float" office:value="286.873">
            <text:p>286.873</text:p>
          </table:table-cell>
          <table:table-cell office:value-type="float" office:value="207.343">
            <text:p>207.343</text:p>
          </table:table-cell>
          <table:table-cell office:value-type="float" office:value="177.067">
            <text:p>177.06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6.517">
            <text:p>356.517</text:p>
          </table:table-cell>
          <table:table-cell office:value-type="float" office:value="364.249">
            <text:p>364.249</text:p>
          </table:table-cell>
          <table:table-cell office:value-type="float" office:value="265.794">
            <text:p>265.794</text:p>
          </table:table-cell>
          <table:table-cell office:value-type="float" office:value="198.484">
            <text:p>198.484</text:p>
          </table:table-cell>
          <table:table-cell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388">
            <text:p>162.388</text:p>
          </table:table-cell>
          <table:table-cell office:value-type="float" office:value="181.367">
            <text:p>181.367</text:p>
          </table:table-cell>
          <table:table-cell office:value-type="float" office:value="113.349">
            <text:p>113.349</text:p>
          </table:table-cell>
          <table:table-cell office:value-type="float" office:value="131.35">
            <text:p>131.3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0.385">
            <text:p>190.385</text:p>
          </table:table-cell>
          <table:table-cell office:value-type="float" office:value="250.068">
            <text:p>250.068</text:p>
          </table:table-cell>
          <table:table-cell office:value-type="float" office:value="116.346">
            <text:p>116.346</text:p>
          </table:table-cell>
          <table:table-cell office:value-type="float" office:value="141.614">
            <text:p>141.61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8.645">
            <text:p>208.645</text:p>
          </table:table-cell>
          <table:table-cell office:value-type="float" office:value="313.437">
            <text:p>313.437</text:p>
          </table:table-cell>
          <table:table-cell office:value-type="float" office:value="117.921">
            <text:p>117.921</text:p>
          </table:table-cell>
          <table:table-cell office:value-type="float" office:value="151.485">
            <text:p>151.485</text:p>
          </table:table-cell>
          <table:table-cell/>
        </table:table-row>
        <table:table-row table:style-name="ro2">
          <table:table-cell office:value-type="string">
            <text:p>Work=10000</text:p>
          </table:table-cell>
          <table:table-cell table:number-columns-repeated="5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04">
            <text:p>154.04</text:p>
          </table:table-cell>
          <table:table-cell office:value-type="float" office:value="176.63">
            <text:p>176.63</text:p>
          </table:table-cell>
          <table:table-cell office:value-type="float" office:value="105.001">
            <text:p>105.001</text:p>
          </table:table-cell>
          <table:table-cell office:value-type="float" office:value="126.833">
            <text:p>126.83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9.061">
            <text:p>179.061</text:p>
          </table:table-cell>
          <table:table-cell office:value-type="float" office:value="242.352">
            <text:p>242.352</text:p>
          </table:table-cell>
          <table:table-cell office:value-type="float" office:value="105.022">
            <text:p>105.022</text:p>
          </table:table-cell>
          <table:table-cell office:value-type="float" office:value="135.159">
            <text:p>135.15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5.73">
            <text:p>195.73</text:p>
          </table:table-cell>
          <table:table-cell office:value-type="float" office:value="302.121">
            <text:p>302.121</text:p>
          </table:table-cell>
          <table:table-cell office:value-type="float" office:value="105.007">
            <text:p>105.007</text:p>
          </table:table-cell>
          <table:table-cell office:value-type="float" office:value="143.381">
            <text:p>143.381</text:p>
          </table:table-cell>
          <table:table-cell/>
        </table:table-row>
        <table:table-row table:style-name="ro2" table:number-rows-repeated="7">
          <table:table-cell table:number-columns-repeated="6"/>
        </table:table-row>
        <table:table-row table:style-name="ro1">
          <table:table-cell table:number-columns-repeated="6"/>
        </table:table-row>
        <table:table-row table:style-name="ro2">
          <table:table-cell office:value-type="string">
            <text:p>Work=1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0.602">
            <text:p>0.602</text:p>
          </table:table-cell>
          <table:table-cell office:value-type="float" office:value="0.398">
            <text:p>0.398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0.659">
            <text:p>0.659</text:p>
          </table:table-cell>
          <table:table-cell office:value-type="float" office:value="0.341">
            <text:p>0.341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745">
            <text:p>0.745</text:p>
          </table:table-cell>
          <table:table-cell office:value-type="float" office:value="0.255">
            <text:p>0.255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0.826">
            <text:p>0.826</text:p>
          </table:table-cell>
          <table:table-cell office:value-type="float" office:value="0.174">
            <text:p>0.174</text:p>
          </table:table-cell>
          <table:table-cell table:number-columns-repeated="3"/>
        </table:table-row>
        <table:table-row table:style-name="ro1">
          <table:table-cell office:value-type="string">
            <text:p>Central Counter 2 – Threads</text:p>
          </table:table-cell>
          <table:table-cell office:value-type="float" office:value="0.836">
            <text:p>0.836</text:p>
          </table:table-cell>
          <table:table-cell office:value-type="float" office:value="0.164">
            <text:p>0.164</text:p>
          </table:table-cell>
          <table:table-cell table:number-columns-repeated="3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0.903">
            <text:p>0.903</text:p>
          </table:table-cell>
          <table:table-cell office:value-type="float" office:value="0.097">
            <text:p>0.097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0.917">
            <text:p>0.917</text:p>
          </table:table-cell>
          <table:table-cell office:value-type="float" office:value="0.083">
            <text:p>0.083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935">
            <text:p>0.935</text:p>
          </table:table-cell>
          <table:table-cell office:value-type="float" office:value="0.065">
            <text:p>0.065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0.955">
            <text:p>0.955</text:p>
          </table:table-cell>
          <table:table-cell office:value-type="float" office:value="0.045">
            <text:p>0.045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0.956">
            <text:p>0.956</text:p>
          </table:table-cell>
          <table:table-cell office:value-type="float" office:value="0.044">
            <text:p>0.044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57">
            <text:p>0.957</text:p>
          </table:table-cell>
          <table:table-cell office:value-type="float" office:value="0.043">
            <text:p>0.043</text:p>
          </table:table-cell>
          <table:table-cell table:number-columns-repeated="3"/>
        </table:table-row>
        <table:table-row table:style-name="ro1">
          <table:table-cell office:value-type="string">
            <text:p>Work=10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0.989">
            <text:p>0.989</text:p>
          </table:table-cell>
          <table:table-cell office:value-type="float" office:value="0.011">
            <text:p>0.011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0.991">
            <text:p>0.991</text:p>
          </table:table-cell>
          <table:table-cell office:value-type="float" office:value="0.009">
            <text:p>0.009</text:p>
          </table:table-cell>
          <table:table-cell table:number-columns-repeated="3"/>
        </table:table-row>
        <table:table-row table:style-name="ro1">
          <table:table-cell office:value-type="string">
            <text:p>Ronny's Simple 2 – Threads</text:p>
          </table:table-cell>
          <table:table-cell office:value-type="float" office:value="0.992">
            <text:p>0.992</text:p>
          </table:table-cell>
          <table:table-cell office:value-type="float" office:value="0.008">
            <text:p>0.008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ll working</text:p>
          </table:table-cell>
          <table:table-cell office:value-type="string">
            <text:p>One working</text:p>
          </table:table-cell>
          <table:table-cell office:value-type="string">
            <text:p>Writing</text:p>
          </table:table-cell>
          <table:table-cell office:value-type="string">
            <text:p>Reading</text:p>
          </table:table-cell>
          <table:table-cell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146.376">
            <text:p>146.376</text:p>
          </table:table-cell>
          <table:table-cell office:value-type="float" office:value="217.863">
            <text:p>217.863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137.958">
            <text:p>137.958</text:p>
          </table:table-cell>
          <table:table-cell office:value-type="float" office:value="148.915">
            <text:p>148.915</text:p>
          </table:table-cell>
          <table:table-cell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4.998">
            <text:p>124.998</text:p>
          </table:table-cell>
          <table:table-cell office:value-type="float" office:value="76.867">
            <text:p>76.867</text:p>
          </table:table-cell>
          <table:table-cell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64.851">
            <text:p>264.851</text:p>
          </table:table-cell>
          <table:table-cell office:value-type="float" office:value="91.667">
            <text:p>91.667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6.382">
            <text:p>206.382</text:p>
          </table:table-cell>
          <table:table-cell office:value-type="float" office:value="75.001">
            <text:p>75.001</text:p>
          </table:table-cell>
          <table:table-cell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54.525">
            <text:p>154.525</text:p>
          </table:table-cell>
          <table:table-cell office:value-type="float" office:value="50.02">
            <text:p>50.0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105.054">
            <text:p>105.054</text:p>
          </table:table-cell>
          <table:table-cell office:value-type="float" office:value="208.339">
            <text:p>208.339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105.042">
            <text:p>105.042</text:p>
          </table:table-cell>
          <table:table-cell office:value-type="float" office:value="145.015">
            <text:p>145.015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104.502">
            <text:p>104.502</text:p>
          </table:table-cell>
          <table:table-cell office:value-type="float" office:value="76.867">
            <text:p>76.867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116.978">
            <text:p>116.978</text:p>
          </table:table-cell>
          <table:table-cell office:value-type="float" office:value="91.667">
            <text:p>91.667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115.384">
            <text:p>115.384</text:p>
          </table:table-cell>
          <table:table-cell office:value-type="float" office:value="75.001">
            <text:p>75.001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112.369">
            <text:p>112.369</text:p>
          </table:table-cell>
          <table:table-cell office:value-type="float" office:value="50.02">
            <text:p>50.02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2">
          <table:table-cell table:number-columns-repeated="6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E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</table:table-row>
        <table:table-row table:style-name="ro1" table:number-rows-repeated="104850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i vs rf" table:style-name="ta1">
        <table:shapes>
          <draw:frame draw:z-index="0" draw:style-name="gr1" draw:text-style-name="P1" svg:width="6.2988in" svg:height="3.5429in" svg:x="5.3106in" svg:y="0in">
            <draw:object draw:notify-on-update-of-ranges="'di vs rf'.A3:'di vs rf'.A5 'di vs rf'.B2:'di vs rf'.B2 'di vs rf'.B3:'di vs rf'.B5 'di vs rf'.C2:'di vs rf'.C2 'di vs rf'.C3:'di vs rf'.C5 'di vs rf'.D2:'di vs rf'.D2 'di vs rf'.D3:'di vs rf'.D5 'di vs rf'.E2:'di vs rf'.E2 'di vs rf'.E3:'di vs rf'.E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12.4331in" svg:y="0.0114in">
            <draw:object draw:notify-on-update-of-ranges="'di vs rf'.A9:'di vs rf'.A11 'di vs rf'.B8:'di vs rf'.B8 'di vs rf'.B9:'di vs rf'.B11 'di vs rf'.C8:'di vs rf'.C8 'di vs rf'.C9:'di vs rf'.C11 'di vs rf'.D8:'di vs rf'.D8 'di vs rf'.D9:'di vs rf'.D11 'di vs rf'.E8:'di vs rf'.E8 'di vs rf'.E9:'di vs rf'.E1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6.2988in" svg:height="3.5429in" svg:x="6.2in" svg:y="3.8177in">
            <draw:object draw:notify-on-update-of-ranges="'di vs rf'.A25:'di vs rf'.A31 'di vs rf'.B24:'di vs rf'.B24 'di vs rf'.B25:'di vs rf'.B31 'di vs rf'.C24:'di vs rf'.C24 'di vs rf'.C25:'di vs rf'.C31 'di vs rf'.D24:'di vs rf'.D24 'di vs rf'.D25:'di vs rf'.D31 'di vs rf'.E24:'di vs rf'.E24 'di vs rf'.E25:'di vs rf'.E31 'di vs rf'.F24:'di vs rf'.F24 'di vs rf'.F25:'di vs rf'.F3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6.2988in" svg:height="3.5429in" svg:x="5.3335in" svg:y="9in">
            <draw:object draw:notify-on-update-of-ranges="'di vs rf'.A56:'di vs rf'.A61 'di vs rf'.B55:'di vs rf'.B55 'di vs rf'.B56:'di vs rf'.B61 'di vs rf'.C55:'di vs rf'.C55 'di vs rf'.C56:'di vs rf'.C61 'di vs rf'.D55:'di vs rf'.D55 'di vs rf'.D56:'di vs rf'.D61 'di vs rf'.E55:'di vs rf'.E55 'di vs rf'.E56:'di vs rf'.E61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6.2988in" svg:height="3.5429in" svg:x="12.4445in" svg:y="9.0126in">
            <draw:object draw:notify-on-update-of-ranges="'di vs rf'.A65:'di vs rf'.A70 'di vs rf'.B64:'di vs rf'.B64 'di vs rf'.B65:'di vs rf'.B70 'di vs rf'.C64:'di vs rf'.C64 'di vs rf'.C65:'di vs rf'.C70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6.2988in" svg:height="3.5429in" svg:x="13.3335in" svg:y="3.835in">
            <draw:object draw:notify-on-update-of-ranges="'di vs rf'.A35:'di vs rf'.A41 'di vs rf'.B34:'di vs rf'.B34 'di vs rf'.B35:'di vs rf'.B41 'di vs rf'.C34:'di vs rf'.C34 'di vs rf'.C35:'di vs rf'.C41 'di vs rf'.D34:'di vs rf'.D34 'di vs rf'.D35:'di vs rf'.D41 'di vs rf'.E34:'di vs rf'.E34 'di vs rf'.E35:'di vs rf'.E41 'di vs rf'.F34:'di vs rf'.F34 'di vs rf'.F35:'di vs rf'.F41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6.2988in" svg:height="3.5429in" svg:x="20.4335in" svg:y="3.8232in">
            <draw:object draw:notify-on-update-of-ranges="'di vs rf'.A45:'di vs rf'.A51 'di vs rf'.B44:'di vs rf'.B44 'di vs rf'.B45:'di vs rf'.B51 'di vs rf'.C44:'di vs rf'.C44 'di vs rf'.C45:'di vs rf'.C51 'di vs rf'.D44:'di vs rf'.D44 'di vs rf'.D45:'di vs rf'.D51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6.2988in" svg:height="3.5429in" svg:x="19.5563in" svg:y="9.0106in">
            <draw:object draw:notify-on-update-of-ranges="'di vs rf'.A74:'di vs rf'.A79 'di vs rf'.B73:'di vs rf'.B73 'di vs rf'.B74:'di vs rf'.B79 'di vs rf'.C73:'di vs rf'.C73 'di vs rf'.C74:'di vs rf'.C79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5">
            <text:p>126.5</text:p>
          </table:table-cell>
          <table:table-cell office:value-type="float" office:value="150.005">
            <text:p>150.005</text:p>
          </table:table-cell>
          <table:table-cell office:value-type="float" office:value="125.5">
            <text:p>125.5</text:p>
          </table:table-cell>
          <table:table-cell office:value-type="float" office:value="50.005">
            <text:p>50.00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3.897">
            <text:p>303.897</text:p>
          </table:table-cell>
          <table:table-cell office:value-type="float" office:value="219.27">
            <text:p>219.27</text:p>
          </table:table-cell>
          <table:table-cell office:value-type="float" office:value="203.381">
            <text:p>203.381</text:p>
          </table:table-cell>
          <table:table-cell office:value-type="float" office:value="60.68">
            <text:p>60.6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0.908">
            <text:p>320.908</text:p>
          </table:table-cell>
          <table:table-cell office:value-type="float" office:value="267.384">
            <text:p>267.384</text:p>
          </table:table-cell>
          <table:table-cell office:value-type="float" office:value="211.129">
            <text:p>211.129</text:p>
          </table:table-cell>
          <table:table-cell office:value-type="float" office:value="66.477">
            <text:p>66.477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045">
            <text:p>106.045</text:p>
          </table:table-cell>
          <table:table-cell office:value-type="float" office:value="150.004">
            <text:p>150.004</text:p>
          </table:table-cell>
          <table:table-cell office:value-type="float" office:value="105.045">
            <text:p>105.045</text:p>
          </table:table-cell>
          <table:table-cell office:value-type="float" office:value="50.004">
            <text:p>50.00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.681">
            <text:p>260.681</text:p>
          </table:table-cell>
          <table:table-cell office:value-type="float" office:value="191.137">
            <text:p>191.137</text:p>
          </table:table-cell>
          <table:table-cell office:value-type="float" office:value="160.162">
            <text:p>160.162</text:p>
          </table:table-cell>
          <table:table-cell office:value-type="float" office:value="39.002">
            <text:p>39.00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1.999">
            <text:p>261.999</text:p>
          </table:table-cell>
          <table:table-cell office:value-type="float" office:value="218.572">
            <text:p>218.572</text:p>
          </table:table-cell>
          <table:table-cell office:value-type="float" office:value="159.152">
            <text:p>159.152</text:p>
          </table:table-cell>
          <table:table-cell office:value-type="float" office:value="31.0599999999999">
            <text:p>31.06</text:p>
          </table:table-cell>
          <table:table-cell/>
        </table:table-row>
        <table:table-row table:style-name="ro2" table:number-rows-repeated="11">
          <table:table-cell table:number-columns-repeated="6"/>
        </table:table-row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</table:table-row>
        <table:table-row table:style-name="ro1">
          <table:table-cell office:value-type="string">
            <text:p>8 Threads</text:p>
          </table:table-cell>
          <table:table-cell office:value-type="float" office:value="12.5">
            <text:p>12.5</text:p>
          </table:table-cell>
          <table:table-cell office:value-type="float" office:value="259.286">
            <text:p>259.286</text:p>
          </table:table-cell>
          <table:table-cell office:value-type="float" office:value="165.777">
            <text:p>165.777</text:p>
          </table:table-cell>
          <table:table-cell office:value-type="float" office:value="191.344">
            <text:p>191.344</text:p>
          </table:table-cell>
          <table:table-cell office:value-type="float" office:value="196.548">
            <text:p>196.548</text:p>
          </table:table-cell>
        </table:table-row>
        <table:table-row table:style-name="ro1">
          <table:table-cell office:value-type="string">
            <text:p>7 Threads</text:p>
          </table:table-cell>
          <table:table-cell office:value-type="float" office:value="14.286">
            <text:p>14.286</text:p>
          </table:table-cell>
          <table:table-cell office:value-type="float" office:value="245">
            <text:p>245</text:p>
          </table:table-cell>
          <table:table-cell office:value-type="float" office:value="162.572">
            <text:p>162.572</text:p>
          </table:table-cell>
          <table:table-cell office:value-type="float" office:value="188.055">
            <text:p>188.055</text:p>
          </table:table-cell>
          <table:table-cell office:value-type="float" office:value="193.619">
            <text:p>193.619</text:p>
          </table:table-cell>
        </table:table-row>
        <table:table-row table:style-name="ro1">
          <table:table-cell office:value-type="string">
            <text:p>6 Threads</text:p>
          </table:table-cell>
          <table:table-cell office:value-type="float" office:value="16.667">
            <text:p>16.667</text:p>
          </table:table-cell>
          <table:table-cell office:value-type="float" office:value="228.333">
            <text:p>228.333</text:p>
          </table:table-cell>
          <table:table-cell office:value-type="float" office:value="158.735">
            <text:p>158.735</text:p>
          </table:table-cell>
          <table:table-cell office:value-type="float" office:value="184.121">
            <text:p>184.121</text:p>
          </table:table-cell>
          <table:table-cell office:value-type="float" office:value="190.099">
            <text:p>190.099</text:p>
          </table:table-cell>
        </table:table-row>
        <table:table-row table:style-name="ro1">
          <table:table-cell office:value-type="string">
            <text:p>5 Threads</text:p>
          </table:table-cell>
          <table:table-cell office:value-type="float" office:value="20">
            <text:p>20</text:p>
          </table:table-cell>
          <table:table-cell office:value-type="float" office:value="208.333">
            <text:p>208.333</text:p>
          </table:table-cell>
          <table:table-cell office:value-type="float" office:value="153.997">
            <text:p>153.997</text:p>
          </table:table-cell>
          <table:table-cell office:value-type="float" office:value="179.269">
            <text:p>179.269</text:p>
          </table:table-cell>
          <table:table-cell office:value-type="float" office:value="185.698">
            <text:p>185.698</text:p>
          </table:table-cell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147.886">
            <text:p>147.886</text:p>
          </table:table-cell>
          <table:table-cell office:value-type="float" office:value="173.022">
            <text:p>173.022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139.465">
            <text:p>139.465</text:p>
          </table:table-cell>
          <table:table-cell office:value-type="float" office:value="164.432">
            <text:p>164.432</text:p>
          </table:table-cell>
          <table:table-cell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6.5">
            <text:p>126.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</table:table-row>
        <table:table-row table:style-name="ro1">
          <table:table-cell office:value-type="string">
            <text:p>8 Threads</text:p>
          </table:table-cell>
          <table:table-cell office:value-type="float" office:value="125">
            <text:p>125</text:p>
          </table:table-cell>
          <table:table-cell office:value-type="float" office:value="2592.857">
            <text:p>2592.857</text:p>
          </table:table-cell>
          <table:table-cell office:value-type="float" office:value="106.859">
            <text:p>106.859</text:p>
          </table:table-cell>
          <table:table-cell office:value-type="float" office:value="156.615">
            <text:p>156.615</text:p>
          </table:table-cell>
          <table:table-cell office:value-type="float" office:value="184.626">
            <text:p>184.626</text:p>
          </table:table-cell>
        </table:table-row>
        <table:table-row table:style-name="ro1">
          <table:table-cell office:value-type="string">
            <text:p>7 Threads</text:p>
          </table:table-cell>
          <table:table-cell office:value-type="float" office:value="142.857">
            <text:p>142.857</text:p>
          </table:table-cell>
          <table:table-cell office:value-type="float" office:value="2450">
            <text:p>2450</text:p>
          </table:table-cell>
          <table:table-cell office:value-type="float" office:value="106.858">
            <text:p>106.858</text:p>
          </table:table-cell>
          <table:table-cell office:value-type="float" office:value="156.437">
            <text:p>156.437</text:p>
          </table:table-cell>
          <table:table-cell office:value-type="float" office:value="184.191">
            <text:p>184.191</text:p>
          </table:table-cell>
        </table:table-row>
        <table:table-row table:style-name="ro1">
          <table:table-cell office:value-type="string">
            <text:p>6 Threads</text:p>
          </table:table-cell>
          <table:table-cell office:value-type="float" office:value="166.667">
            <text:p>166.667</text:p>
          </table:table-cell>
          <table:table-cell office:value-type="float" office:value="2283.333">
            <text:p>2283.333</text:p>
          </table:table-cell>
          <table:table-cell office:value-type="float" office:value="106.853">
            <text:p>106.853</text:p>
          </table:table-cell>
          <table:table-cell office:value-type="float" office:value="156.188">
            <text:p>156.188</text:p>
          </table:table-cell>
          <table:table-cell office:value-type="float" office:value="183.588">
            <text:p>183.588</text:p>
          </table:table-cell>
        </table:table-row>
        <table:table-row table:style-name="ro1">
          <table:table-cell office:value-type="string">
            <text:p>5 Threads</text:p>
          </table:table-cell>
          <table:table-cell office:value-type="float" office:value="200">
            <text:p>200</text:p>
          </table:table-cell>
          <table:table-cell office:value-type="float" office:value="2083.333">
            <text:p>2083.333</text:p>
          </table:table-cell>
          <table:table-cell office:value-type="float" office:value="106.841">
            <text:p>106.841</text:p>
          </table:table-cell>
          <table:table-cell office:value-type="float" office:value="155.812">
            <text:p>155.812</text:p>
          </table:table-cell>
          <table:table-cell office:value-type="float" office:value="182.693">
            <text:p>182.693</text:p>
          </table:table-cell>
        </table:table-row>
        <table:table-row table:style-name="ro1">
          <table:table-cell office:value-type="string">
            <text:p>4 Threads</text:p>
          </table:table-cell>
          <table:table-cell office:value-type="float" office:value="250">
            <text:p>250</text:p>
          </table:table-cell>
          <table:table-cell office:value-type="float" office:value="1833.333">
            <text:p>1833.333</text:p>
          </table:table-cell>
          <table:table-cell office:value-type="float" office:value="106.804">
            <text:p>106.804</text:p>
          </table:table-cell>
          <table:table-cell office:value-type="float" office:value="155.194">
            <text:p>155.194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3.333">
            <text:p>333.333</text:p>
          </table:table-cell>
          <table:table-cell office:value-type="float" office:value="1500">
            <text:p>1500</text:p>
          </table:table-cell>
          <table:table-cell office:value-type="float" office:value="106.671">
            <text:p>106.671</text:p>
          </table:table-cell>
          <table:table-cell office:value-type="float" office:value="154.01">
            <text:p>154.01</text:p>
          </table:table-cell>
          <table:table-cell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106.045">
            <text:p>106.04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2"/>
        </table:table-row>
        <table:table-row table:style-name="ro1">
          <table:table-cell office:value-type="string">
            <text:p>8 Threads</text:p>
          </table:table-cell>
          <table:table-cell office:value-type="float" office:value="274.171">
            <text:p>274.171</text:p>
          </table:table-cell>
          <table:table-cell office:value-type="float" office:value="201.581">
            <text:p>201.581</text:p>
          </table:table-cell>
          <table:table-cell office:value-type="float" office:value="198.155">
            <text:p>198.155</text:p>
          </table:table-cell>
          <table:table-cell table:number-columns-repeated="2"/>
        </table:table-row>
        <table:table-row table:style-name="ro1">
          <table:table-cell office:value-type="string">
            <text:p>7 Threads</text:p>
          </table:table-cell>
          <table:table-cell office:value-type="float" office:value="261.653">
            <text:p>261.653</text:p>
          </table:table-cell>
          <table:table-cell office:value-type="float" office:value="197.432">
            <text:p>197.432</text:p>
          </table:table-cell>
          <table:table-cell office:value-type="float" office:value="194.867">
            <text:p>194.867</text:p>
          </table:table-cell>
          <table:table-cell table:number-columns-repeated="2"/>
        </table:table-row>
        <table:table-row table:style-name="ro1">
          <table:table-cell office:value-type="string">
            <text:p>6 Threads</text:p>
          </table:table-cell>
          <table:table-cell office:value-type="float" office:value="247.343">
            <text:p>247.343</text:p>
          </table:table-cell>
          <table:table-cell office:value-type="float" office:value="192.469">
            <text:p>192.469</text:p>
          </table:table-cell>
          <table:table-cell office:value-type="float" office:value="190.92">
            <text:p>190.92</text:p>
          </table:table-cell>
          <table:table-cell table:number-columns-repeated="2"/>
        </table:table-row>
        <table:table-row table:style-name="ro1">
          <table:table-cell office:value-type="string">
            <text:p>5 Threads</text:p>
          </table:table-cell>
          <table:table-cell office:value-type="float" office:value="230.643">
            <text:p>230.643</text:p>
          </table:table-cell>
          <table:table-cell office:value-type="float" office:value="186.349">
            <text:p>186.349</text:p>
          </table:table-cell>
          <table:table-cell office:value-type="float" office:value="186.007">
            <text:p>186.007</text:p>
          </table:table-cell>
          <table:table-cell table:number-columns-repeated="2"/>
        </table:table-row>
        <table:table-row table:style-name="ro1">
          <table:table-cell office:value-type="string">
            <text:p>4 Threads</text:p>
          </table:table-cell>
          <table:table-cell office:value-type="float" office:value="210.593">
            <text:p>210.593</text:p>
          </table:table-cell>
          <table:table-cell office:value-type="float" office:value="178.475">
            <text:p>178.4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3 Threads</text:p>
          </table:table-cell>
          <table:table-cell office:value-type="float" office:value="185.508">
            <text:p>185.508</text:p>
          </table:table-cell>
          <table:table-cell office:value-type="float" office:value="167.672">
            <text:p>167.67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152.005">
            <text:p>152.00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66.4744288967489">
            <text:p>66.4744288967</text:p>
          </table:table-cell>
          <table:table-cell office:value-type="float" office:value="200.906929630043">
            <text:p>200.90692963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60.68">
            <text:p>60.68</text:p>
          </table:table-cell>
          <table:table-cell office:value-type="float" office:value="158.59">
            <text:p>158.59</text:p>
          </table:table-cell>
          <table:table-cell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50.005">
            <text:p>50.005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11.129">
            <text:p>211.129</text:p>
          </table:table-cell>
          <table:table-cell office:value-type="float" office:value="109.779">
            <text:p>109.779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3.381">
            <text:p>203.381</text:p>
          </table:table-cell>
          <table:table-cell office:value-type="float" office:value="100.516">
            <text:p>100.516</text:p>
          </table:table-cell>
          <table:table-cell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5.5">
            <text:p>125.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31.0598101208757">
            <text:p>31.0598101209</text:p>
          </table:table-cell>
          <table:table-cell office:value-type="float" office:value="187.512637187918">
            <text:p>187.5126371879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39.002">
            <text:p>39.002</text:p>
          </table:table-cell>
          <table:table-cell office:value-type="float" office:value="152.135">
            <text:p>152.135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50.004">
            <text:p>50.004</text:p>
          </table:table-cell>
          <table:table-cell office:value-type="float" office:value="99.999">
            <text:p>99.999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159.152">
            <text:p>159.152</text:p>
          </table:table-cell>
          <table:table-cell office:value-type="float" office:value="102.846">
            <text:p>102.846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160.162">
            <text:p>160.162</text:p>
          </table:table-cell>
          <table:table-cell office:value-type="float" office:value="100.519">
            <text:p>100.519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105.045">
            <text:p>105.04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97.1052956541853">
            <text:p>97.1052956542</text:p>
          </table:table-cell>
          <table:table-cell office:value-type="float" office:value="200.030402328193">
            <text:p>200.0304023282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77.611">
            <text:p>77.611</text:p>
          </table:table-cell>
          <table:table-cell office:value-type="float" office:value="158.455">
            <text:p>158.455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50.002">
            <text:p>50.002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5.729">
            <text:p>275.729</text:p>
          </table:table-cell>
          <table:table-cell office:value-type="float" office:value="111.505">
            <text:p>111.505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51.165">
            <text:p>251.165</text:p>
          </table:table-cell>
          <table:table-cell office:value-type="float" office:value="100.515">
            <text:p>100.515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150.005">
            <text:p>150.00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7.97554208934542">
            <text:p>7.9755420893</text:p>
          </table:table-cell>
          <table:table-cell office:value-type="float" office:value="2.44126730779962">
            <text:p>2.4412673078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4.739">
            <text:p>4.739</text:p>
          </table:table-cell>
          <table:table-cell office:value-type="float" office:value="1.731">
            <text:p>1.731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2">
            <text:p>2</text:p>
          </table:table-cell>
          <table:table-cell office:value-type="float" office:value="0.99">
            <text:p>0.99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8.77525187756021">
            <text:p>8.7752518776</text:p>
          </table:table-cell>
          <table:table-cell office:value-type="float" office:value="38.0451522794285">
            <text:p>38.0451522794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4.947">
            <text:p>4.947</text:p>
          </table:table-cell>
          <table:table-cell office:value-type="float" office:value="22.892">
            <text:p>22.892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2">
            <text:p>2</text:p>
          </table:table-cell>
          <table:table-cell office:value-type="float" office:value="9.901">
            <text:p>9.901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Work=1000000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(Xs) Successful transfers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8.72357659589968">
            <text:p>8.7235765959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4.809">
            <text:p>4.809</text:p>
          </table:table-cell>
          <table:table-cell table:number-columns-repeated="4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1.961">
            <text:p>1.961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2">
            <text:p>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3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4">00/00/0000</text:date>, <text:time style:data-style-name="N2" text:time-value="0000-00-00T12:05: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5:13:46</meta:creation-date>
    <meta:generator>LibreOffice/4.0.2.2$Linux_X86_64 LibreOffice_project/400m0$Build-2</meta:generator>
    <dc:date>2013-10-24T12:18:07</dc:date>
    <meta:editing-duration>PT20H23M11S</meta:editing-duration>
    <meta:editing-cycles>134</meta:editing-cycles>
    <meta:print-date>2013-10-16T17:09:16</meta:print-date>
    <meta:document-statistic meta:table-count="2" meta:cell-count="483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2:'cc vs rs'.E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cc vs rs'.A3:'cc vs rs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3:'cc vs rs'.B5" chart:label-cell-address="'cc vs rs'.B2:'cc vs rs'.B2" chart:class="chart:line">
            <chart:data-point chart:repeated="3"/>
          </chart:series>
          <chart:series chart:style-name="ch10" chart:values-cell-range-address="'cc vs rs'.C3:'cc vs rs'.C5" chart:label-cell-address="'cc vs rs'.C2:'cc vs rs'.C2" chart:class="chart:line">
            <chart:data-point chart:repeated="3"/>
          </chart:series>
          <chart:series chart:style-name="ch11" chart:values-cell-range-address="'cc vs rs'.D3:'cc vs rs'.D5" chart:label-cell-address="'cc vs rs'.D2:'cc vs rs'.D2" chart:class="chart:line">
            <chart:data-point chart:repeated="3"/>
          </chart:series>
          <chart:series chart:style-name="ch12" chart:values-cell-range-address="'cc vs rs'.E3:'cc vs rs'.E5" chart:label-cell-address="'cc vs rs'.E2:'cc vs rs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2:'cc vs rs'.B2</svg:desc>
                </draw:g>
              </table:table-cell>
              <table:table-cell office:value-type="string">
                <text:p>(D-B) Ronny's Simple</text:p>
                <draw:g>
                  <svg:desc>'cc vs rs'.C2:'cc vs rs'.C2</svg:desc>
                </draw:g>
              </table:table-cell>
              <table:table-cell office:value-type="string">
                <text:p>(C-B) Central Counter</text:p>
                <draw:g>
                  <svg:desc>'cc vs rs'.D2:'cc vs rs'.D2</svg:desc>
                </draw:g>
              </table:table-cell>
              <table:table-cell office:value-type="string">
                <text:p>(C-B) Ronny's Simple</text:p>
                <draw:g>
                  <svg:desc>'cc vs rs'.E2:'cc vs rs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3:'cc vs rs'.A5</svg:desc>
                </draw:g>
              </table:table-cell>
              <table:table-cell office:value-type="float" office:value="204.544">
                <text:p>204.544</text:p>
                <draw:g>
                  <svg:desc>'cc vs rs'.B3:'cc vs rs'.B5</svg:desc>
                </draw:g>
              </table:table-cell>
              <table:table-cell office:value-type="float" office:value="201.865">
                <text:p>201.865</text:p>
                <draw:g>
                  <svg:desc>'cc vs rs'.C3:'cc vs rs'.C5</svg:desc>
                </draw:g>
              </table:table-cell>
              <table:table-cell office:value-type="float" office:value="155.505">
                <text:p>155.505</text:p>
                <draw:g>
                  <svg:desc>'cc vs rs'.D3:'cc vs rs'.D5</svg:desc>
                </draw:g>
              </table:table-cell>
              <table:table-cell office:value-type="float" office:value="151.827">
                <text:p>151.827</text:p>
                <draw:g>
                  <svg:desc>'cc vs rs'.E3:'cc vs rs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8:'di vs rf'.E11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di vs rf'.A9:'di vs rf'.A11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9:'di vs rf'.B11" chart:label-cell-address="'di vs rf'.B8:'di vs rf'.B8" chart:class="chart:line">
            <chart:data-point chart:repeated="3"/>
          </chart:series>
          <chart:series chart:style-name="ch10" chart:values-cell-range-address="'di vs rf'.C9:'di vs rf'.C11" chart:label-cell-address="'di vs rf'.C8:'di vs rf'.C8" chart:class="chart:line">
            <chart:data-point chart:repeated="3"/>
          </chart:series>
          <chart:series chart:style-name="ch11" chart:values-cell-range-address="'di vs rf'.D9:'di vs rf'.D11" chart:label-cell-address="'di vs rf'.D8:'di vs rf'.D8" chart:class="chart:line">
            <chart:data-point chart:repeated="3"/>
          </chart:series>
          <chart:series chart:style-name="ch12" chart:values-cell-range-address="'di vs rf'.E9:'di vs rf'.E11" chart:label-cell-address="'di vs rf'.E8:'di vs rf'.E8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8:'di vs rf'.B8</svg:desc>
                </draw:g>
              </table:table-cell>
              <table:table-cell office:value-type="string">
                <text:p>(D-B) Ronny's Fancy</text:p>
                <draw:g>
                  <svg:desc>'di vs rf'.C8:'di vs rf'.C8</svg:desc>
                </draw:g>
              </table:table-cell>
              <table:table-cell office:value-type="string">
                <text:p>(C-B) Dissemination</text:p>
                <draw:g>
                  <svg:desc>'di vs rf'.D8:'di vs rf'.D8</svg:desc>
                </draw:g>
              </table:table-cell>
              <table:table-cell office:value-type="string">
                <text:p>(C-B) Ronny's Fancy</text:p>
                <draw:g>
                  <svg:desc>'di vs rf'.E8:'di vs rf'.E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9:'di vs rf'.A11</svg:desc>
                </draw:g>
              </table:table-cell>
              <table:table-cell office:value-type="float" office:value="106.045">
                <text:p>106.045</text:p>
                <draw:g>
                  <svg:desc>'di vs rf'.B9:'di vs rf'.B11</svg:desc>
                </draw:g>
              </table:table-cell>
              <table:table-cell office:value-type="float" office:value="150.004">
                <text:p>150.004</text:p>
                <draw:g>
                  <svg:desc>'di vs rf'.C9:'di vs rf'.C11</svg:desc>
                </draw:g>
              </table:table-cell>
              <table:table-cell office:value-type="float" office:value="105.045">
                <text:p>105.045</text:p>
                <draw:g>
                  <svg:desc>'di vs rf'.D9:'di vs rf'.D11</svg:desc>
                </draw:g>
              </table:table-cell>
              <table:table-cell office:value-type="float" office:value="50.004">
                <text:p>50.004</text:p>
                <draw:g>
                  <svg:desc>'di vs rf'.E9:'di vs rf'.E11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60.681">
                <text:p>260.681</text:p>
              </table:table-cell>
              <table:table-cell office:value-type="float" office:value="191.137">
                <text:p>191.137</text:p>
              </table:table-cell>
              <table:table-cell office:value-type="float" office:value="160.162">
                <text:p>160.162</text:p>
              </table:table-cell>
              <table:table-cell office:value-type="float" office:value="39.002">
                <text:p>39.00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61.999">
                <text:p>261.999</text:p>
              </table:table-cell>
              <table:table-cell office:value-type="float" office:value="218.572">
                <text:p>218.572</text:p>
              </table:table-cell>
              <table:table-cell office:value-type="float" office:value="159.152">
                <text:p>159.152</text:p>
              </table:table-cell>
              <table:table-cell office:value-type="float" office:value="31.0599999999999">
                <text:p>31.05999999999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4:'di vs rf'.F31" chart:data-source-has-labels="both" svg:x="0.77cm" svg:y="0.855cm" svg:width="11.374cm" svg:height="6.984cm">
          <chartooo:coordinate-region svg:x="5.096cm" svg:y="0.855cm" svg:width="6.768cm" svg:height="6.337cm"/>
          <chart:axis chart:dimension="x" chart:name="primary-x" chart:style-name="ch4" chartooo:axis-type="auto">
            <chartooo:date-scale/>
            <chart:categories table:cell-range-address="'di vs rf'.A25:'di vs rf'.A3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C25:'di vs rf'.C31" chart:label-cell-address="'di vs rf'.C24:'di vs rf'.C24" chart:class="chart:bar">
            <chart:data-point chart:repeated="7"/>
          </chart:series>
          <chart:series chart:style-name="ch10" chart:values-cell-range-address="'di vs rf'.D25:'di vs rf'.D31" chart:label-cell-address="'di vs rf'.D24:'di vs rf'.D24" chart:class="chart:bar">
            <chart:data-point chart:repeated="7"/>
          </chart:series>
          <chart:series chart:style-name="ch11" chart:values-cell-range-address="'di vs rf'.E25:'di vs rf'.E31" chart:label-cell-address="'di vs rf'.E24:'di vs rf'.E24" chart:class="chart:bar">
            <chart:data-point chart:repeated="7"/>
          </chart:series>
          <chart:series chart:style-name="ch12" chart:values-cell-range-address="'di vs rf'.F25:'di vs rf'.F31" chart:label-cell-address="'di vs rf'.F24:'di vs rf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A55:'di vs rf'.E61" chart:data-source-has-labels="both" svg:x="0.77cm" svg:y="0.855cm" svg:width="11.374cm" svg:height="6.984cm">
          <chartooo:coordinate-region svg:x="5.201cm" svg:y="0.855cm" svg:width="6.663cm" svg:height="6.337cm"/>
          <chart:axis chart:dimension="x" chart:name="primary-x" chart:style-name="ch4" chartooo:axis-type="auto">
            <chartooo:date-scale/>
            <chart:categories table:cell-range-address="'di vs rf'.A56:'di vs rf'.A6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56:'di vs rf'.B61" chart:label-cell-address="'di vs rf'.B55:'di vs rf'.B55" chart:class="chart:bar">
            <chart:data-point chart:repeated="6"/>
          </chart:series>
          <chart:series chart:style-name="ch9" chart:values-cell-range-address="'di vs rf'.C56:'di vs rf'.C61" chart:label-cell-address="'di vs rf'.C55:'di vs rf'.C55" chart:class="chart:bar">
            <chart:data-point chart:repeated="6"/>
          </chart:series>
          <chart:series chart:style-name="ch10" chart:values-cell-range-address="'di vs rf'.D56:'di vs rf'.D61" chart:label-cell-address="'di vs rf'.D55:'di vs rf'.D55" chart:class="chart:bar">
            <chart:data-point chart:repeated="6"/>
          </chart:series>
          <chart:series chart:style-name="ch11" chart:values-cell-range-address="'di vs rf'.E56:'di vs rf'.E61" chart:label-cell-address="'di vs rf'.E55:'di vs rf'.E5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55:'di vs rf'.B55</svg:desc>
                </draw:g>
              </table:table-cell>
              <table:table-cell office:value-type="string">
                <text:p>(B) One working</text:p>
                <draw:g>
                  <svg:desc>'di vs rf'.C55:'di vs rf'.C55</svg:desc>
                </draw:g>
              </table:table-cell>
              <table:table-cell office:value-type="string">
                <text:p>(C) No one left</text:p>
                <draw:g>
                  <svg:desc>'di vs rf'.D55:'di vs rf'.D55</svg:desc>
                </draw:g>
              </table:table-cell>
              <table:table-cell office:value-type="string">
                <text:p>(D) 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rf'.A64:'di vs rf'.C70" chart:data-source-has-labels="both" svg:x="0.77cm" svg:y="0.855cm" svg:width="11.639cm" svg:height="6.984cm">
          <chartooo:coordinate-region svg:x="5.201cm" svg:y="0.855cm" svg:width="6.928cm" svg:height="6.337cm"/>
          <chart:axis chart:dimension="x" chart:name="primary-x" chart:style-name="ch4" chartooo:axis-type="auto">
            <chartooo:date-scale/>
            <chart:categories table:cell-range-address="'di vs rf'.A65:'di vs rf'.A70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65:'di vs rf'.B70" chart:label-cell-address="'di vs rf'.B64:'di vs rf'.B64" chart:class="chart:bar">
            <chart:data-point chart:repeated="6"/>
          </chart:series>
          <chart:series chart:style-name="ch9" chart:values-cell-range-address="'di vs rf'.C65:'di vs rf'.C70" chart:label-cell-address="'di vs rf'.C64:'di vs rf'.C64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64:'di vs rf'.B64</svg:desc>
                </draw:g>
              </table:table-cell>
              <table:table-cell office:value-type="string">
                <text:p>(D) One left</text:p>
                <draw:g>
                  <svg:desc>'di vs rf'.C64:'di vs rf'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65:'di vs rf'.A70</svg:desc>
                </draw:g>
              </table:table-cell>
              <table:table-cell office:value-type="float" office:value="31.0598101208757">
                <text:p>31.0598101208757</text:p>
                <draw:g>
                  <svg:desc>'di vs rf'.B65:'di vs rf'.B70</svg:desc>
                </draw:g>
              </table:table-cell>
              <table:table-cell office:value-type="float" office:value="187.512637187918">
                <text:p>187.512637187918</text:p>
                <draw:g>
                  <svg:desc>'di vs rf'.C65:'di vs rf'.C70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9.002">
                <text:p>39.002</text:p>
              </table:table-cell>
              <table:table-cell office:value-type="float" office:value="152.135">
                <text:p>152.135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.004">
                <text:p>50.004</text:p>
              </table:table-cell>
              <table:table-cell office:value-type="float" office:value="99.999">
                <text:p>99.999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59.152">
                <text:p>159.152</text:p>
              </table:table-cell>
              <table:table-cell office:value-type="float" office:value="102.846">
                <text:p>102.846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60.162">
                <text:p>160.162</text:p>
              </table:table-cell>
              <table:table-cell office:value-type="float" office:value="100.519">
                <text:p>100.519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05.045">
                <text:p>105.0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34:'di vs rf'.F41" chart:data-source-has-labels="both" svg:x="0.77cm" svg:y="0.855cm" svg:width="11.374cm" svg:height="6.984cm">
          <chartooo:coordinate-region svg:x="5.096cm" svg:y="0.855cm" svg:width="6.676cm" svg:height="6.337cm"/>
          <chart:axis chart:dimension="x" chart:name="primary-x" chart:style-name="ch4" chartooo:axis-type="auto">
            <chartooo:date-scale/>
            <chart:categories table:cell-range-address="'di vs rf'.A35:'di vs rf'.A4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35:'di vs rf'.B41" chart:label-cell-address="'di vs rf'.B34:'di vs rf'.B34" chart:class="chart:bar">
            <chart:data-point chart:repeated="7"/>
          </chart:series>
          <chart:series chart:style-name="ch9" chart:values-cell-range-address="'di vs rf'.C35:'di vs rf'.C41" chart:label-cell-address="'di vs rf'.C34:'di vs rf'.C34" chart:class="chart:bar">
            <chart:data-point chart:repeated="7"/>
          </chart:series>
          <chart:series chart:style-name="ch10" chart:values-cell-range-address="'di vs rf'.D35:'di vs rf'.D41" chart:label-cell-address="'di vs rf'.D34:'di vs rf'.D34" chart:class="chart:bar">
            <chart:data-point chart:repeated="7"/>
          </chart:series>
          <chart:series chart:style-name="ch11" chart:values-cell-range-address="'di vs rf'.E35:'di vs rf'.E41" chart:label-cell-address="'di vs rf'.E34:'di vs rf'.E34" chart:class="chart:bar">
            <chart:data-point chart:repeated="7"/>
          </chart:series>
          <chart:series chart:style-name="ch12" chart:values-cell-range-address="'di vs rf'.F35:'di vs rf'.F41" chart:label-cell-address="'di vs rf'.F34:'di vs rf'.F3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34:'di vs rf'.B34</svg:desc>
                </draw:g>
              </table:table-cell>
              <table:table-cell office:value-type="string">
                <text:p>(B) One working</text:p>
                <draw:g>
                  <svg:desc>'di vs rf'.C34:'di vs rf'.C34</svg:desc>
                </draw:g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35:'di vs rf'.A41</svg:desc>
                </draw:g>
              </table:table-cell>
              <table:table-cell office:value-type="float" office:value="125">
                <text:p>125</text:p>
                <draw:g>
                  <svg:desc>'di vs rf'.B35:'di vs rf'.B41</svg:desc>
                </draw:g>
              </table:table-cell>
              <table:table-cell office:value-type="float" office:value="2592.857">
                <text:p>2592.857</text:p>
                <draw:g>
                  <svg:desc>'di vs rf'.C35:'di vs rf'.C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42.857">
                <text:p>142.857</text:p>
              </table:table-cell>
              <table:table-cell office:value-type="float" office:value="2450">
                <text:p>245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66.667">
                <text:p>166.667</text:p>
              </table:table-cell>
              <table:table-cell office:value-type="float" office:value="2283.333">
                <text:p>2283.333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00">
                <text:p>200</text:p>
              </table:table-cell>
              <table:table-cell office:value-type="float" office:value="2083.333">
                <text:p>2083.333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0">
                <text:p>250</text:p>
              </table:table-cell>
              <table:table-cell office:value-type="float" office:value="1833.333">
                <text:p>1833.333</text:p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3.333">
                <text:p>333.333</text:p>
              </table:table-cell>
              <table:table-cell office:value-type="float" office:value="1500">
                <text:p>1500</text:p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703cm" style:legend-expansion="high" chart:style-name="ch2"/>
        <chart:plot-area chart:style-name="ch3" table:cell-range-address="'di vs rf'.A44:'di vs rf'.D51" chart:data-source-has-labels="both" svg:x="0.77cm" svg:y="0.855cm" svg:width="11.824cm" svg:height="6.984cm">
          <chartooo:coordinate-region svg:x="5.096cm" svg:y="0.855cm" svg:width="7.218cm" svg:height="6.337cm"/>
          <chart:axis chart:dimension="x" chart:name="primary-x" chart:style-name="ch4" chartooo:axis-type="auto">
            <chartooo:date-scale/>
            <chart:categories table:cell-range-address="'di vs rf'.A45:'di vs rf'.A5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45:'di vs rf'.B51" chart:label-cell-address="'di vs rf'.B44:'di vs rf'.B44" chart:class="chart:bar">
            <chart:data-point chart:repeated="7"/>
          </chart:series>
          <chart:series chart:style-name="ch9" chart:values-cell-range-address="'di vs rf'.C45:'di vs rf'.C51" chart:label-cell-address="'di vs rf'.C44:'di vs rf'.C44" chart:class="chart:bar">
            <chart:data-point chart:repeated="7"/>
          </chart:series>
          <chart:series chart:style-name="ch10" chart:values-cell-range-address="'di vs rf'.D45:'di vs rf'.D51" chart:label-cell-address="'di vs rf'.D44:'di vs rf'.D4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B44:'di vs rf'.B44</svg:desc>
                </draw:g>
              </table:table-cell>
              <table:table-cell office:value-type="string">
                <text:p>(R2) Round 2</text:p>
                <draw:g>
                  <svg:desc>'di vs rf'.C44:'di vs rf'.C44</svg:desc>
                </draw:g>
              </table:table-cell>
              <table:table-cell office:value-type="string">
                <text:p>(R3) Round 3</text:p>
                <draw:g>
                  <svg:desc>'di vs rf'.D44:'di vs rf'.D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45:'di vs rf'.A51</svg:desc>
                </draw:g>
              </table:table-cell>
              <table:table-cell office:value-type="float" office:value="274.171">
                <text:p>274.171</text:p>
                <draw:g>
                  <svg:desc>'di vs rf'.B45:'di vs rf'.B51</svg:desc>
                </draw:g>
              </table:table-cell>
              <table:table-cell office:value-type="float" office:value="201.581">
                <text:p>201.581</text:p>
                <draw:g>
                  <svg:desc>'di vs rf'.C45:'di vs rf'.C51</svg:desc>
                </draw:g>
              </table:table-cell>
              <table:table-cell office:value-type="float" office:value="198.155">
                <text:p>198.155</text:p>
                <draw:g>
                  <svg:desc>'di vs rf'.D45:'di vs rf'.D5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261.653">
                <text:p>261.653</text:p>
              </table:table-cell>
              <table:table-cell office:value-type="float" office:value="197.432">
                <text:p>197.432</text:p>
              </table:table-cell>
              <table:table-cell office:value-type="float" office:value="194.867">
                <text:p>194.867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247.343">
                <text:p>247.343</text:p>
              </table:table-cell>
              <table:table-cell office:value-type="float" office:value="192.469">
                <text:p>192.469</text:p>
              </table:table-cell>
              <table:table-cell office:value-type="float" office:value="190.92">
                <text:p>190.92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30.643">
                <text:p>230.643</text:p>
              </table:table-cell>
              <table:table-cell office:value-type="float" office:value="186.349">
                <text:p>186.349</text:p>
              </table:table-cell>
              <table:table-cell office:value-type="float" office:value="186.007">
                <text:p>186.00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10.593">
                <text:p>210.593</text:p>
              </table:table-cell>
              <table:table-cell office:value-type="float" office:value="178.475">
                <text:p>178.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85.508">
                <text:p>185.508</text:p>
              </table:table-cell>
              <table:table-cell office:value-type="float" office:value="167.672">
                <text:p>167.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52.005">
                <text:p>152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400" chart:origin="0" chart:interval-major="1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rf'.A73:'di vs rf'.C79" chart:data-source-has-labels="both" svg:x="0.77cm" svg:y="0.855cm" svg:width="11.639cm" svg:height="6.984cm">
          <chartooo:coordinate-region svg:x="5.201cm" svg:y="0.855cm" svg:width="6.928cm" svg:height="6.337cm"/>
          <chart:axis chart:dimension="x" chart:name="primary-x" chart:style-name="ch4" chartooo:axis-type="auto">
            <chartooo:date-scale/>
            <chart:categories table:cell-range-address="'di vs rf'.A74:'di vs rf'.A79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74:'di vs rf'.B79" chart:label-cell-address="'di vs rf'.B73:'di vs rf'.B73" chart:class="chart:bar">
            <chart:data-point chart:repeated="6"/>
          </chart:series>
          <chart:series chart:style-name="ch9" chart:values-cell-range-address="'di vs rf'.C74:'di vs rf'.C79" chart:label-cell-address="'di vs rf'.C73:'di vs rf'.C7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73:'di vs rf'.B73</svg:desc>
                </draw:g>
              </table:table-cell>
              <table:table-cell office:value-type="string">
                <text:p>(D) One left</text:p>
                <draw:g>
                  <svg:desc>'di vs rf'.C73:'di vs rf'.C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74:'di vs rf'.A79</svg:desc>
                </draw:g>
              </table:table-cell>
              <table:table-cell office:value-type="float" office:value="97.1052956541853">
                <text:p>97.1052956541853</text:p>
                <draw:g>
                  <svg:desc>'di vs rf'.B74:'di vs rf'.B79</svg:desc>
                </draw:g>
              </table:table-cell>
              <table:table-cell office:value-type="float" office:value="200.030402328193">
                <text:p>200.030402328193</text:p>
                <draw:g>
                  <svg:desc>'di vs rf'.C74:'di vs rf'.C7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77.611">
                <text:p>77.611</text:p>
              </table:table-cell>
              <table:table-cell office:value-type="float" office:value="158.455">
                <text:p>158.455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.002">
                <text:p>50.0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5.729">
                <text:p>275.729</text:p>
              </table:table-cell>
              <table:table-cell office:value-type="float" office:value="111.505">
                <text:p>111.50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51.165">
                <text:p>251.165</text:p>
              </table:table-cell>
              <table:table-cell office:value-type="float" office:value="100.515">
                <text:p>100.515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50.005">
                <text:p>150.00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95cm" svg:y="3.952cm" style:legend-expansion="high" chart:style-name="ch2"/>
        <chart:plot-area chart:style-name="ch3" table:cell-range-address="'cc vs rs'.A58:'cc vs rs'.C65" chart:data-source-has-labels="both" svg:x="0.77cm" svg:y="0.855cm" svg:width="12.485cm" svg:height="6.984cm">
          <chartooo:coordinate-region svg:x="5.307cm" svg:y="0.855cm" svg:width="7.668cm" svg:height="6.337cm"/>
          <chart:axis chart:dimension="x" chart:name="primary-x" chart:style-name="ch4" chartooo:axis-type="auto">
            <chartooo:date-scale/>
            <chart:categories table:cell-range-address="'cc vs rs'.A60:'cc vs rs'.A65"/>
          </chart:axis>
          <chart:axis chart:dimension="y" chart:name="primary-y" chart:style-name="ch5">
            <chart:title svg:x="8.571cm" svg:y="7.962cm" chart:style-name="ch6">
              <text:p>Cycles</text:p>
            </chart:title>
            <chart:grid chart:style-name="ch7" chart:class="major"/>
          </chart:axis>
          <chart:series chart:style-name="ch8" chart:values-cell-range-address="'cc vs rs'.B60:'cc vs rs'.B65" chart:label-cell-address="'cc vs rs'.B58:'cc vs rs'.B59" chart:class="chart:bar">
            <chart:data-point chart:repeated="6"/>
          </chart:series>
          <chart:series chart:style-name="ch9" chart:values-cell-range-address="'cc vs rs'.C60:'cc vs rs'.C65" chart:label-cell-address="'cc vs rs'.C58:'cc vs rs'.C59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text:list>
                  <text:list-item>
                    <text:p/>
                  </text:list-item>
                  <text:list-item>
                    <text:p>Writing</text:p>
                  </text:list-item>
                </text:list>
                <draw:g>
                  <svg:desc>'cc vs rs'.B58:'cc vs rs'.B59</svg:desc>
                </draw:g>
              </table:table-cell>
              <table:table-cell office:value-type="string">
                <text:p>Reading</text:p>
                <text:list>
                  <text:list-item>
                    <text:p/>
                  </text:list-item>
                  <text:list-item>
                    <text:p>Reading</text:p>
                  </text:list-item>
                </text:list>
                <draw:g>
                  <svg:desc>'cc vs rs'.C58:'cc vs rs'.C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60:'cc vs rs'.A65</svg:desc>
                </draw:g>
              </table:table-cell>
              <table:table-cell office:value-type="float" office:value="105.054">
                <text:p>105.054</text:p>
                <draw:g>
                  <svg:desc>'cc vs rs'.B60:'cc vs rs'.B65</svg:desc>
                </draw:g>
              </table:table-cell>
              <table:table-cell office:value-type="float" office:value="208.339">
                <text:p>208.339</text:p>
                <draw:g>
                  <svg:desc>'cc vs rs'.C60:'cc vs rs'.C6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5.042">
                <text:p>105.042</text:p>
              </table:table-cell>
              <table:table-cell office:value-type="float" office:value="145.015">
                <text:p>145.01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104.502">
                <text:p>104.502</text:p>
              </table:table-cell>
              <table:table-cell office:value-type="float" office:value="76.867">
                <text:p>76.86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16.978">
                <text:p>116.978</text:p>
              </table:table-cell>
              <table:table-cell office:value-type="float" office:value="91.667">
                <text:p>91.66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15.384">
                <text:p>115.384</text:p>
              </table:table-cell>
              <table:table-cell office:value-type="float" office:value="75.001">
                <text:p>75.001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112.369">
                <text:p>112.369</text:p>
              </table:table-cell>
              <table:table-cell office:value-type="float" office:value="50.02">
                <text:p>50.0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25:'cc vs rs'.C31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26:'cc vs rs'.A31"/>
          </chart:axis>
          <chart:axis chart:dimension="y" chart:name="primary-y" chart:style-name="ch5">
            <chart:title svg:x="8.03cm" svg:y="8.132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26:'cc vs rs'.B31" chart:label-cell-address="'cc vs rs'.B25:'cc vs rs'.B25" chart:class="chart:bar">
            <chart:data-point chart:repeated="6"/>
          </chart:series>
          <chart:series chart:style-name="ch9" chart:values-cell-range-address="'cc vs rs'.C26:'cc vs rs'.C31" chart:label-cell-address="'cc vs rs'.C25:'cc vs rs'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25:'cc vs rs'.B25</svg:desc>
                </draw:g>
              </table:table-cell>
              <table:table-cell office:value-type="string">
                <text:p>Reading</text:p>
                <draw:g>
                  <svg:desc>'cc vs rs'.C25:'cc vs rs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26:'cc vs rs'.A31</svg:desc>
                </draw:g>
              </table:table-cell>
              <table:table-cell office:value-type="float" office:value="0.602">
                <text:p>0.602</text:p>
                <draw:g>
                  <svg:desc>'cc vs rs'.B26:'cc vs rs'.B31</svg:desc>
                </draw:g>
              </table:table-cell>
              <table:table-cell office:value-type="float" office:value="0.398">
                <text:p>0.398</text:p>
                <draw:g>
                  <svg:desc>'cc vs rs'.C26:'cc vs rs'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59">
                <text:p>0.659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745">
                <text:p>0.745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26">
                <text:p>0.826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Central Counter 2 – Threads</text:p>
              </table:table-cell>
              <table:table-cell office:value-type="float" office:value="0.836">
                <text:p>0.836</text:p>
              </table:table-cell>
              <table:table-cell office:value-type="float" office:value="0.164">
                <text:p>0.1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600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4cm" svg:y="3.454cm" style:legend-expansion="high" chart:style-name="ch2"/>
        <chart:plot-area chart:style-name="ch3" table:cell-range-address="'cc vs rs'.A50:'cc vs rs'.E56" chart:data-source-has-labels="both" svg:x="0.77cm" svg:y="0.855cm" svg:width="11.93cm" svg:height="6.984cm">
          <chartooo:coordinate-region svg:x="5.307cm" svg:y="0.855cm" svg:width="7.113cm" svg:height="6.337cm"/>
          <chart:axis chart:dimension="x" chart:name="primary-x" chart:style-name="ch4" chartooo:axis-type="auto">
            <chartooo:date-scale/>
            <chart:categories table:cell-range-address="'cc vs rs'.A51:'cc vs rs'.A56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cc vs rs'.B51:'cc vs rs'.B56" chart:label-cell-address="'cc vs rs'.B50:'cc vs rs'.B50" chart:class="chart:bar">
            <chart:data-point chart:repeated="6"/>
          </chart:series>
          <chart:series chart:style-name="ch9" chart:values-cell-range-address="'cc vs rs'.C51:'cc vs rs'.C56" chart:label-cell-address="'cc vs rs'.C50:'cc vs rs'.C50" chart:class="chart:bar">
            <chart:data-point chart:repeated="6"/>
          </chart:series>
          <chart:series chart:style-name="ch10" chart:values-cell-range-address="'cc vs rs'.D51:'cc vs rs'.D56" chart:label-cell-address="'cc vs rs'.D50:'cc vs rs'.D50" chart:class="chart:bar">
            <chart:data-point chart:repeated="6"/>
          </chart:series>
          <chart:series chart:style-name="ch11" chart:values-cell-range-address="'cc vs rs'.E51:'cc vs rs'.E56" chart:label-cell-address="'cc vs rs'.E50:'cc vs rs'.E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 working</text:p>
                <draw:g>
                  <svg:desc>'cc vs rs'.B50:'cc vs rs'.B50</svg:desc>
                </draw:g>
              </table:table-cell>
              <table:table-cell office:value-type="string">
                <text:p>One working</text:p>
                <draw:g>
                  <svg:desc>'cc vs rs'.C50:'cc vs rs'.C50</svg:desc>
                </draw:g>
              </table:table-cell>
              <table:table-cell office:value-type="string">
                <text:p>Writing</text:p>
                <draw:g>
                  <svg:desc>'cc vs rs'.D50:'cc vs rs'.D50</svg:desc>
                </draw:g>
              </table:table-cell>
              <table:table-cell office:value-type="string">
                <text:p>Reading</text:p>
                <draw:g>
                  <svg:desc>'cc vs rs'.E50:'cc vs rs'.E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51:'cc vs rs'.A56</svg:desc>
                </draw:g>
              </table:table-cell>
              <table:table-cell office:value-type="float" office:value="25">
                <text:p>25</text:p>
                <draw:g>
                  <svg:desc>'cc vs rs'.B51:'cc vs rs'.B56</svg:desc>
                </draw:g>
              </table:table-cell>
              <table:table-cell office:value-type="float" office:value="183.333">
                <text:p>183.333</text:p>
                <draw:g>
                  <svg:desc>'cc vs rs'.C51:'cc vs rs'.C56</svg:desc>
                </draw:g>
              </table:table-cell>
              <table:table-cell office:value-type="float" office:value="146.376">
                <text:p>146.376</text:p>
                <draw:g>
                  <svg:desc>'cc vs rs'.D51:'cc vs rs'.D56</svg:desc>
                </draw:g>
              </table:table-cell>
              <table:table-cell office:value-type="float" office:value="217.863">
                <text:p>217.863</text:p>
                <draw:g>
                  <svg:desc>'cc vs rs'.E51:'cc vs rs'.E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7.958">
                <text:p>137.958</text:p>
              </table:table-cell>
              <table:table-cell office:value-type="float" office:value="148.915">
                <text:p>148.91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4.998">
                <text:p>124.998</text:p>
              </table:table-cell>
              <table:table-cell office:value-type="float" office:value="76.867">
                <text:p>76.86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91.667">
                <text:p>91.66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75.001">
                <text:p>75.001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50.02">
                <text:p>50.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7:'cc vs rs'.E10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56cm" svg:y="8.047cm" chart:style-name="ch5">
              <text:p>Thread count</text:p>
            </chart:title>
            <chart:categories table:cell-range-address="'cc vs rs'.A8:'cc vs rs'.A10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8:'cc vs rs'.B10" chart:label-cell-address="'cc vs rs'.B7:'cc vs rs'.B7" chart:class="chart:line">
            <chart:data-point chart:repeated="3"/>
          </chart:series>
          <chart:series chart:style-name="ch10" chart:values-cell-range-address="'cc vs rs'.C8:'cc vs rs'.C10" chart:label-cell-address="'cc vs rs'.C7:'cc vs rs'.C7" chart:class="chart:line">
            <chart:data-point chart:repeated="3"/>
          </chart:series>
          <chart:series chart:style-name="ch11" chart:values-cell-range-address="'cc vs rs'.D8:'cc vs rs'.D10" chart:label-cell-address="'cc vs rs'.D7:'cc vs rs'.D7" chart:class="chart:line">
            <chart:data-point chart:repeated="3"/>
          </chart:series>
          <chart:series chart:style-name="ch12" chart:values-cell-range-address="'cc vs rs'.E8:'cc vs rs'.E10" chart:label-cell-address="'cc vs rs'.E7:'cc vs rs'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7:'cc vs rs'.B7</svg:desc>
                </draw:g>
              </table:table-cell>
              <table:table-cell office:value-type="string">
                <text:p>(D-B) Ronny's Simple</text:p>
                <draw:g>
                  <svg:desc>'cc vs rs'.C7:'cc vs rs'.C7</svg:desc>
                </draw:g>
              </table:table-cell>
              <table:table-cell office:value-type="string">
                <text:p>(C-B) Central Counter</text:p>
                <draw:g>
                  <svg:desc>'cc vs rs'.D7:'cc vs rs'.D7</svg:desc>
                </draw:g>
              </table:table-cell>
              <table:table-cell office:value-type="string">
                <text:p>(C-B) Ronny's Simple</text:p>
                <draw:g>
                  <svg:desc>'cc vs rs'.E7:'cc vs rs'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8:'cc vs rs'.A10</svg:desc>
                </draw:g>
              </table:table-cell>
              <table:table-cell office:value-type="float" office:value="162.388">
                <text:p>162.388</text:p>
                <draw:g>
                  <svg:desc>'cc vs rs'.B8:'cc vs rs'.B10</svg:desc>
                </draw:g>
              </table:table-cell>
              <table:table-cell office:value-type="float" office:value="181.367">
                <text:p>181.367</text:p>
                <draw:g>
                  <svg:desc>'cc vs rs'.C8:'cc vs rs'.C10</svg:desc>
                </draw:g>
              </table:table-cell>
              <table:table-cell office:value-type="float" office:value="113.349">
                <text:p>113.349</text:p>
                <draw:g>
                  <svg:desc>'cc vs rs'.D8:'cc vs rs'.D10</svg:desc>
                </draw:g>
              </table:table-cell>
              <table:table-cell office:value-type="float" office:value="131.35">
                <text:p>131.35</text:p>
                <draw:g>
                  <svg:desc>'cc vs rs'.E8:'cc vs rs'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12:'cc vs rs'.E1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697cm" svg:y="8.047cm" chart:style-name="ch5">
              <text:p>Thread count</text:p>
            </chart:title>
            <chart:categories table:cell-range-address="'cc vs rs'.A13:'cc vs rs'.A1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13:'cc vs rs'.B15" chart:label-cell-address="'cc vs rs'.B12:'cc vs rs'.B12" chart:class="chart:line">
            <chart:data-point chart:repeated="3"/>
          </chart:series>
          <chart:series chart:style-name="ch10" chart:values-cell-range-address="'cc vs rs'.C13:'cc vs rs'.C15" chart:label-cell-address="'cc vs rs'.C12:'cc vs rs'.C12" chart:class="chart:line">
            <chart:data-point chart:repeated="3"/>
          </chart:series>
          <chart:series chart:style-name="ch11" chart:values-cell-range-address="'cc vs rs'.D13:'cc vs rs'.D15" chart:label-cell-address="'cc vs rs'.D12:'cc vs rs'.D12" chart:class="chart:line">
            <chart:data-point chart:repeated="3"/>
          </chart:series>
          <chart:series chart:style-name="ch12" chart:values-cell-range-address="'cc vs rs'.E13:'cc vs rs'.E15" chart:label-cell-address="'cc vs rs'.E12:'cc vs rs'.E1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12:'cc vs rs'.B12</svg:desc>
                </draw:g>
              </table:table-cell>
              <table:table-cell office:value-type="string">
                <text:p>(D-B) Ronny's Simple</text:p>
                <draw:g>
                  <svg:desc>'cc vs rs'.C12:'cc vs rs'.C12</svg:desc>
                </draw:g>
              </table:table-cell>
              <table:table-cell office:value-type="string">
                <text:p>(C-B) Central Counter</text:p>
                <draw:g>
                  <svg:desc>'cc vs rs'.D12:'cc vs rs'.D12</svg:desc>
                </draw:g>
              </table:table-cell>
              <table:table-cell office:value-type="string">
                <text:p>(C-B) Ronny's Simple</text:p>
                <draw:g>
                  <svg:desc>'cc vs rs'.E12:'cc vs rs'.E1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13:'cc vs rs'.A15</svg:desc>
                </draw:g>
              </table:table-cell>
              <table:table-cell office:value-type="float" office:value="154.04">
                <text:p>154.04</text:p>
                <draw:g>
                  <svg:desc>'cc vs rs'.B13:'cc vs rs'.B15</svg:desc>
                </draw:g>
              </table:table-cell>
              <table:table-cell office:value-type="float" office:value="176.63">
                <text:p>176.63</text:p>
                <draw:g>
                  <svg:desc>'cc vs rs'.C13:'cc vs rs'.C15</svg:desc>
                </draw:g>
              </table:table-cell>
              <table:table-cell office:value-type="float" office:value="105.001">
                <text:p>105.001</text:p>
                <draw:g>
                  <svg:desc>'cc vs rs'.D13:'cc vs rs'.D15</svg:desc>
                </draw:g>
              </table:table-cell>
              <table:table-cell office:value-type="float" office:value="126.833">
                <text:p>126.833</text:p>
                <draw:g>
                  <svg:desc>'cc vs rs'.E13:'cc vs rs'.E1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9.061">
                <text:p>179.061</text:p>
              </table:table-cell>
              <table:table-cell office:value-type="float" office:value="242.352">
                <text:p>242.352</text:p>
              </table:table-cell>
              <table:table-cell office:value-type="float" office:value="105.022">
                <text:p>105.022</text:p>
              </table:table-cell>
              <table:table-cell office:value-type="float" office:value="135.159">
                <text:p>135.1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5.73">
                <text:p>195.73</text:p>
              </table:table-cell>
              <table:table-cell office:value-type="float" office:value="302.121">
                <text:p>302.121</text:p>
              </table:table-cell>
              <table:table-cell office:value-type="float" office:value="105.007">
                <text:p>105.007</text:p>
              </table:table-cell>
              <table:table-cell office:value-type="float" office:value="143.381">
                <text:p>143.3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33:'cc vs rs'.C39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34:'cc vs rs'.A39"/>
          </chart:axis>
          <chart:axis chart:dimension="y" chart:name="primary-y" chart:style-name="ch5">
            <chart:title svg:x="8.056cm" svg:y="8.16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34:'cc vs rs'.B39" chart:label-cell-address="'cc vs rs'.B33:'cc vs rs'.B33" chart:class="chart:bar">
            <chart:data-point chart:repeated="6"/>
          </chart:series>
          <chart:series chart:style-name="ch9" chart:values-cell-range-address="'cc vs rs'.C34:'cc vs rs'.C39" chart:label-cell-address="'cc vs rs'.C33:'cc vs rs'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33:'cc vs rs'.B33</svg:desc>
                </draw:g>
              </table:table-cell>
              <table:table-cell office:value-type="string">
                <text:p>Reading</text:p>
                <draw:g>
                  <svg:desc>'cc vs rs'.C33:'cc vs rs'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34:'cc vs rs'.A39</svg:desc>
                </draw:g>
              </table:table-cell>
              <table:table-cell office:value-type="float" office:value="0.903">
                <text:p>0.903</text:p>
                <draw:g>
                  <svg:desc>'cc vs rs'.B34:'cc vs rs'.B39</svg:desc>
                </draw:g>
              </table:table-cell>
              <table:table-cell office:value-type="float" office:value="0.097">
                <text:p>0.097</text:p>
                <draw:g>
                  <svg:desc>'cc vs rs'.C34:'cc vs rs'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17">
                <text:p>0.917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935">
                <text:p>0.935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55">
                <text:p>0.95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56">
                <text:p>0.956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57">
                <text:p>0.957</text:p>
              </table:table-cell>
              <table:table-cell office:value-type="float" office:value="0.043">
                <text:p>0.04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minimum="0.95" chart:origin="0" chart:interval-major="0.0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41:'cc vs rs'.C47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42:'cc vs rs'.A47"/>
          </chart:axis>
          <chart:axis chart:dimension="y" chart:name="primary-y" chart:style-name="ch5">
            <chart:title svg:x="8.04cm" svg:y="8.019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42:'cc vs rs'.B47" chart:label-cell-address="'cc vs rs'.B41:'cc vs rs'.B41" chart:class="chart:bar">
            <chart:data-point chart:repeated="6"/>
          </chart:series>
          <chart:series chart:style-name="ch9" chart:values-cell-range-address="'cc vs rs'.C42:'cc vs rs'.C47" chart:label-cell-address="'cc vs rs'.C41:'cc vs rs'.C4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41:'cc vs rs'.B41</svg:desc>
                </draw:g>
              </table:table-cell>
              <table:table-cell office:value-type="string">
                <text:p>Reading</text:p>
                <draw:g>
                  <svg:desc>'cc vs rs'.C41:'cc vs rs'.C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42:'cc vs rs'.A47</svg:desc>
                </draw:g>
              </table:table-cell>
              <table:table-cell office:value-type="float" office:value="0.989">
                <text:p>0.989</text:p>
                <draw:g>
                  <svg:desc>'cc vs rs'.B42:'cc vs rs'.B47</svg:desc>
                </draw:g>
              </table:table-cell>
              <table:table-cell office:value-type="float" office:value="0.011">
                <text:p>0.011</text:p>
                <draw:g>
                  <svg:desc>'cc vs rs'.C42:'cc vs rs'.C4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1">
                <text:p>0.99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Ronny's Simple 2 – Threads</text:p>
              </table:table-cell>
              <table:table-cell office:value-type="float" office:value="0.992">
                <text:p>0.99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2:'di vs rf'.E5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di vs rf'.A3:'di vs rf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3:'di vs rf'.B5" chart:label-cell-address="'di vs rf'.B2:'di vs rf'.B2" chart:class="chart:line">
            <chart:data-point chart:repeated="3"/>
          </chart:series>
          <chart:series chart:style-name="ch10" chart:values-cell-range-address="'di vs rf'.C3:'di vs rf'.C5" chart:label-cell-address="'di vs rf'.C2:'di vs rf'.C2" chart:class="chart:line">
            <chart:data-point chart:repeated="3"/>
          </chart:series>
          <chart:series chart:style-name="ch11" chart:values-cell-range-address="'di vs rf'.D3:'di vs rf'.D5" chart:label-cell-address="'di vs rf'.D2:'di vs rf'.D2" chart:class="chart:line">
            <chart:data-point chart:repeated="3"/>
          </chart:series>
          <chart:series chart:style-name="ch12" chart:values-cell-range-address="'di vs rf'.E3:'di vs rf'.E5" chart:label-cell-address="'di vs rf'.E2:'di vs rf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2:'di vs rf'.B2</svg:desc>
                </draw:g>
              </table:table-cell>
              <table:table-cell office:value-type="string">
                <text:p>(D-B) Ronny's Fancy</text:p>
                <draw:g>
                  <svg:desc>'di vs rf'.C2:'di vs rf'.C2</svg:desc>
                </draw:g>
              </table:table-cell>
              <table:table-cell office:value-type="string">
                <text:p>(C-B) Dissemination</text:p>
                <draw:g>
                  <svg:desc>'di vs rf'.D2:'di vs rf'.D2</svg:desc>
                </draw:g>
              </table:table-cell>
              <table:table-cell office:value-type="string">
                <text:p>(C-B) Ronny's Fancy</text:p>
                <draw:g>
                  <svg:desc>'di vs rf'.E2:'di vs rf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3:'di vs rf'.A5</svg:desc>
                </draw:g>
              </table:table-cell>
              <table:table-cell office:value-type="float" office:value="126.5">
                <text:p>126.5</text:p>
                <draw:g>
                  <svg:desc>'di vs rf'.B3:'di vs rf'.B5</svg:desc>
                </draw:g>
              </table:table-cell>
              <table:table-cell office:value-type="float" office:value="150.005">
                <text:p>150.005</text:p>
                <draw:g>
                  <svg:desc>'di vs rf'.C3:'di vs rf'.C5</svg:desc>
                </draw:g>
              </table:table-cell>
              <table:table-cell office:value-type="float" office:value="125.5">
                <text:p>125.5</text:p>
                <draw:g>
                  <svg:desc>'di vs rf'.D3:'di vs rf'.D5</svg:desc>
                </draw:g>
              </table:table-cell>
              <table:table-cell office:value-type="float" office:value="50.005">
                <text:p>50.005</text:p>
                <draw:g>
                  <svg:desc>'di vs rf'.E3:'di vs rf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03.897">
                <text:p>303.897</text:p>
              </table:table-cell>
              <table:table-cell office:value-type="float" office:value="219.27">
                <text:p>219.27</text:p>
              </table:table-cell>
              <table:table-cell office:value-type="float" office:value="203.381">
                <text:p>203.381</text:p>
              </table:table-cell>
              <table:table-cell office:value-type="float" office:value="60.68">
                <text:p>60.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0.908">
                <text:p>320.908</text:p>
              </table:table-cell>
              <table:table-cell office:value-type="float" office:value="267.384">
                <text:p>267.384</text:p>
              </table:table-cell>
              <table:table-cell office:value-type="float" office:value="211.129">
                <text:p>211.129</text:p>
              </table:table-cell>
              <table:table-cell office:value-type="float" office:value="66.477">
                <text:p>66.47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